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NTANA TUPALAYA, YENNY LIZBETH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590454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151393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NTANA TUPALAYA, YENNY LIZB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59045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7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57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7/09/2021</text:p>
          </table:table-cell>
          <table:table-cell table:style-name="Tabla2.A2" office:value-type="string">
            <text:p text:style-name="P9">52187627</text:p>
          </table:table-cell>
          <table:table-cell table:style-name="Tabla2.A2" office:value-type="string">
            <text:p text:style-name="P9">69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ARIANIT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COLOCAR SELLADO DE CAJ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0:18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